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Support.evaluateAsString( Jelly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Support.evaluateRecurse( Jelly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ressionSupport.evaluateAsBoolean( Jelly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pressionSupport.evaluateAsIterator( JellyContex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